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style:font-name="Liberation Serif" fo:font-style="italic" officeooo:rsid="00a00e90" officeooo:paragraph-rsid="000e8d1e" style:font-style-asian="italic" style:font-style-complex="italic"/>
    </style:style>
    <style:style style:name="P2" style:family="paragraph" style:parent-style-name="Standard">
      <style:paragraph-properties fo:text-align="start" style:justify-single-word="false"/>
      <style:text-properties fo:color="#000000" style:font-name="Liberation Serif" fo:font-style="italic" officeooo:rsid="009da80a" officeooo:paragraph-rsid="000e8d1e" style:font-style-asian="italic" style:font-style-complex="italic"/>
    </style:style>
    <style:style style:name="P3" style:family="paragraph" style:parent-style-name="Standard">
      <style:paragraph-properties fo:text-align="start" style:justify-single-word="false"/>
      <style:text-properties fo:color="#000000" style:font-name="Liberation Serif" fo:font-style="italic" officeooo:rsid="009eb229" officeooo:paragraph-rsid="000e8d1e" style:font-style-asian="italic" style:font-style-complex="italic"/>
    </style:style>
    <style:style style:name="P4" style:family="paragraph" style:parent-style-name="Standard">
      <style:paragraph-properties fo:text-align="start" style:justify-single-word="false"/>
      <style:text-properties fo:color="#000000" officeooo:rsid="0099a223" officeooo:paragraph-rsid="000e8d1e"/>
    </style:style>
    <style:style style:name="P5" style:family="paragraph" style:parent-style-name="Standard">
      <style:paragraph-properties fo:text-align="start" style:justify-single-word="false"/>
      <style:text-properties fo:color="#000000" officeooo:rsid="009da80a" officeooo:paragraph-rsid="000e8d1e"/>
    </style:style>
    <style:style style:name="P6" style:family="paragraph" style:parent-style-name="Standard">
      <style:paragraph-properties fo:text-align="start" style:justify-single-word="false"/>
      <style:text-properties fo:color="#000000" officeooo:rsid="00a00e90" officeooo:paragraph-rsid="000e8d1e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erif" fo:font-size="12pt" fo:letter-spacing="normal" fo:font-style="normal" fo:font-weight="normal" officeooo:rsid="00967c6a" officeooo:paragraph-rsid="000e8d1e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erif" fo:font-size="12pt" fo:letter-spacing="normal" fo:font-style="normal" fo:font-weight="normal" officeooo:rsid="00982c67" officeooo:paragraph-rsid="000e8d1e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erif" fo:font-size="12pt" fo:letter-spacing="normal" fo:font-style="normal" fo:font-weight="normal" officeooo:rsid="0099a223" officeooo:paragraph-rsid="000e8d1e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erif" fo:font-size="12pt" fo:letter-spacing="normal" fo:font-style="normal" fo:font-weight="normal" officeooo:rsid="009bdaa0" officeooo:paragraph-rsid="000e8d1e" style:font-size-asian="12pt" style:font-weight-asian="normal" style:font-size-complex="12pt" style:font-weight-complex="normal"/>
    </style:style>
    <style:style style:name="P11" style:family="paragraph" style:parent-style-name="Heading_20_2">
      <style:paragraph-properties fo:text-align="center" style:justify-single-word="false"/>
      <style:text-properties fo:font-variant="normal" fo:text-transform="none" fo:color="#000000" style:text-position="0% 100%" style:font-name="Liberation Serif" fo:font-size="12pt" fo:letter-spacing="normal" fo:font-style="normal" fo:font-weight="normal" officeooo:rsid="00967c6a" officeooo:paragraph-rsid="000e8d1e" style:font-size-asian="12pt" style:font-weight-asian="normal" style:font-size-complex="12pt" style:font-weight-complex="normal"/>
    </style:style>
    <style:style style:name="T1" style:family="text">
      <style:text-properties officeooo:rsid="0179d994"/>
    </style:style>
    <style:style style:name="T2" style:family="text">
      <style:text-properties officeooo:rsid="012cafde"/>
    </style:style>
    <style:style style:name="T3" style:family="text">
      <style:text-properties officeooo:rsid="01d72c37"/>
    </style:style>
    <style:style style:name="T4" style:family="text">
      <style:text-properties officeooo:rsid="01776940"/>
    </style:style>
    <style:style style:name="T5" style:family="text">
      <style:text-properties officeooo:rsid="0178b7d4"/>
    </style:style>
    <style:style style:name="T6" style:family="text">
      <style:text-properties officeooo:rsid="00a93857"/>
    </style:style>
    <style:style style:name="T7" style:family="text">
      <style:text-properties officeooo:rsid="012b3198"/>
    </style:style>
    <style:style style:name="T8" style:family="text">
      <style:text-properties officeooo:rsid="009c7266"/>
    </style:style>
    <style:style style:name="T9" style:family="text">
      <style:text-properties officeooo:rsid="0341aa9f"/>
    </style:style>
    <style:style style:name="T10" style:family="text">
      <style:text-properties officeooo:rsid="00a29fa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2"/>
      <text:p text:style-name="P7"/>
      <text:p text:style-name="P7"><text:span text:style-name="T3">Все м</text:span>ои сожители по комнате-пеналу четверокурсники.</text:p>
      <text:p text:style-name="P7">Федор Величко из глубинного села на просторах нэньки-Украины. </text:p>
      <text:p text:style-name="P7">Его <text:s/>волосы, <text:span text:style-name="T4">прямо торчащие </text:span>над прямым лбом, чем-то напоминают соломенную крышу сарая <text:span text:style-name="T4">на</text:span> тихом хуторе.</text:p>
      <text:p text:style-name="P7">Саша Остролуцкий воспитывался в детском доме, но <text:s/>собирается жениться на дочери профессора Соколова из Москвы. <text:s/><text:span text:style-name="T4">Ни с дочерью, ни с самим профессором никто, кроме него не знаком.</text:span></text:p>
      <text:p text:style-name="P7">Он невысок ростом, как и Фёдор, но пощуплее.</text:p>
      <text:p text:style-name="P7"><text:span text:style-name="T4">Л</text:span>юбимое занятие <text:span text:style-name="T4">Остролуцкого — </text:span>ходить в гости по комнатам девушек <text:span text:style-name="T4">на этаже </text:span>и пить там чай со сла<text:span text:style-name="T4">до</text:span>стями. У него прямые светлые волосы, длинноватый нос и репутация Казановы.</text:p>
      <text:p text:style-name="P7">В чайных походах его иногда сопровождает Марк Новоселицкий из Киева.</text:p>
      <text:p text:style-name="P7">У Марка широкое лицо, сосульки чёрных волос до широких стёкол очков и непременная усмешечка под редковатыми усиками. Он самый упитанный в комнате.</text:p>
      <text:p text:style-name="P7">Свет<text:span text:style-name="T4">очк</text:span>е Хавкиной, первокурснице из Чернигова, Марк и Саша заплатили за чаепитие чёрной неблагодарностью.</text:p>
      <text:p text:style-name="P7">Выпили и, <text:span text:style-name="T4">рассевшись</text:span> на покрывала <text:span text:style-name="T4">девушкиных </text:span>коек, <text:span text:style-name="T4">принялись</text:span> осуждать и хаять этих нехороших людей — евреев.</text:p>
      <text:p text:style-name="P8">Света, миловидная чернокудрая дочь одного из колен Израилевых, менялась в лице на каждое из их антисемитских замечаний, но терпела молча. </text:p>
      <text:p text:style-name="P8">Потом она два дня места себе не находила, пока Илюша Липес, третьекурсник с бакенбардами как на пушкинских автопортретах, не объяснил ей, что эти неблагодарные свиньи на самом деле и сами евреи. </text:p>
      <text:p text:style-name="P8">Четвёртый четверокурсник, Яша Демьянко из Полтавы, живёт где-то в городе на квартире, но почти ежевечерне навещает однокурсников. </text:p>
      <text:p text:style-name="P8">Мы играем в «дурака». Яша самый сильный игрок и ростом он выше всех.</text:p>
      <text:p text:style-name="P8">У него длинное прибалтийское лицо в обрамлении длинных кудрей. <text:span text:style-name="T4">Он, к</text:span>ак и Фёдор, разговаривает исключительно <text:span text:style-name="T5">и только </text:span><text:s/>на украинской мове. </text:p>
      <text:p text:style-name="P8">Остальные <text:span text:style-name="T5">общаются</text:span> на русском, но <text:span text:style-name="T5">все </text:span>мы отлично понимаем друг друга.</text:p>
      <text:p text:style-name="P8"/>
      <text:p text:style-name="P8">Ещё в <text:span text:style-name="T5">нашу </text:span>комнату приходит четверокурсница Света из Нежина. </text:p>
      <text:p text:style-name="P8">Она официальная невеста Марка, их родители уже тоже знакомы. </text:p>
      <text:p text:style-name="P8">В карты она не играет, <text:span text:style-name="T5">садится лишь на койку Марка</text:span> и держит <text:span text:style-name="T5">его</text:span> в ежовых рукавицах:</text:p>
      <text:p text:style-name="P8">- Что такое, Марик? Я не поняла!</text:p>
      <text:p text:style-name="P8">- Ну, Свет<text:span text:style-name="T6">ик</text:span>, <text:span text:style-name="T6">ну, </text:span>я только...- виновато опустив глаза под стёклами очков, начинает оправдываться провинившийся, <text:span text:style-name="T5">пока остальные игроки не начнут возмущаться, чтоб он не тянул уже с ходом</text:span>.</text:p>
      <text:p text:style-name="P8">Потом он провожает её домой, возвращается и, когда в комнатах отключат свет, приводит свою однокурсницу Катраниху. </text:p>
      <text:p text:style-name="P8">Минуты две они молча поскрип<text:span text:style-name="T7">ывают</text:span> на его койке и ра<text:span text:style-name="T7">сходя</text:span>тся.</text:p>
      <text:p text:style-name="P8">И это правильно, потому что завтра снова день учёбы и <text:s/>занятий.</text:p>
      <text:p text:style-name="P8"/>
      <text:p text:style-name="P9">У Катранихи широкая натура, она очень гостеприимна.</text:p>
      <text:p text:style-name="P9">Когда в Киеве один урка грабанул республиканский Дом моды и решил залечь на дно, то заехал электричкой аж до Нежина и неделю ночевал в её комнате. </text:p>
      <text:p text:style-name="P9">Всех её сожительниц по комнате он каждый вечер водил <text:span text:style-name="T5">в оба</text:span> нежинск<text:span text:style-name="T5">ие</text:span> ресторана.</text:p>
      <text:p text:style-name="P9">В конце недели уголовный розыск, по следам импортных тканей, <text:span text:style-name="T5">которые</text:span> урка пытался толкнуть на базаре, поднялся на третий этаж нашего общежития. </text:p>
      <text:p text:style-name="P9">Оперативников было двое, один из них достал чёрный пистолет и постучал в дверь комнаты Катранихи, но от урки уже и след простыл.</text:p>
      <text:p text:style-name="P9"><text:soft-page-break/>Взяли его только через месяц в Мариуполе. </text:p>
      <text:p text:style-name="P9">Во всяком случае, так рассказывал оперативник с пистолетом своей жене, тоже четверокурснице англофака.</text:p>
      <text:p text:style-name="P9"/>
      <text:p text:style-name="P9">Один раз Катраниха пригласила меня в кинотеатр им. Ленинского Комсомола, метров за двести от столовой напротив озера в Графском парке.</text:p>
      <text:p text:style-name="P9">Мы посмотрели фильм «Зорро» с Аленом Делоном. </text:p>
      <text:p text:style-name="P9">Ну, не знаю, <text:span text:style-name="T5">но,</text:span> по-моему, сцена <text:span text:style-name="T5">финального </text:span>фехтования, чересчур затянута.</text:p>
      <text:p text:style-name="P9">Вобщем, зря она потратила на меня столько времени, я не мог смотреть на неё как на женщину, зная, что <text:span text:style-name="T5">это</text:span> девушка моего сожителя по пеналу. </text:p>
      <text:p text:style-name="P10"><text:span text:style-name="T5">Какой-то</text:span> я, всё-таки, старомодный.</text:p>
      <text:p text:style-name="P9"/>
      <text:p text:style-name="P4">Когда я стал студентом, <text:span text:style-name="T8">то даже и не помышлял о нарушении</text:span> супружеск<text:span text:style-name="T8">ой</text:span> верност<text:span text:style-name="T8">и</text:span>.</text:p>
      <text:p text:style-name="P4">Целую неделю.</text:p>
      <text:p text:style-name="P4">А потом где-то на этаже нашлась незанятая комната, а к ней нашёлся ключ, а к ним моя однокурсница — Ирина из Бахмача.</text:p>
      <text:p text:style-name="P5">В той комнате мы провели с ней <text:s/>ночь до самого рассвета. </text:p>
      <text:p text:style-name="P5">Она оказалась стойкой приверженицей тактильных утех и не ниже резинки.</text:p>
      <text:p text:style-name="P5">Опять! За что?!</text:p>
      <text:p text:style-name="P5">Не спорю — грудь у неё пышная, <text:span text:style-name="T5">но </text:span>с диковинными сосками; мне никогда не попадались столь миниатюрные, как головка английской булавки, но утешаться <text:span text:style-name="T5">всю </text:span>ночь напролёт одним лишь бюстом занятие монотонное.</text:p>
      <text:p text:style-name="P5">Через два дня она решительно преградила мне путь в полутёмном коридоре общаги:</text:p>
      <text:p text:style-name="P5">- Ты не сказал, что ты женатый!</text:p>
      <text:p text:style-name="P5">- А ты не спрашивала.</text:p>
      <text:p text:style-name="P5"/>
      <text:p text:style-name="P2"><text:span text:style-name="T7">(...и</text:span> в этом, на мой взгляд, основной изъян цивилизации.</text:p>
      <text:p text:style-name="P3"><text:span text:style-name="T9">Взять, например,</text:span> меня — <text:span text:style-name="T9">имею </text:span>самые чистые побуждения — совершить честную сделку <text:span text:style-name="T5">по схеме «</text:span>ты — мне, я — тебе»; <text:span text:style-name="T5">то есть, </text:span>обменяться удовольствиями. </text:p>
      <text:p text:style-name="P3">Я готов отдать все интересующие её услады от моего мужского тела в <text:span text:style-name="T5">обмен</text:span> <text:span text:style-name="T5">на удовольствия </text:span>предусмотренны<text:span text:style-name="T5">е устройством</text:span> её женски<text:span text:style-name="T5">х</text:span> прелест<text:span text:style-name="T5">ей</text:span>.</text:p>
      <text:p text:style-name="P3">Но вместо вакханки молодой вьющейся в моих объятиях змеёй, я <text:span text:style-name="T1">(</text:span>в который раз!<text:span text:style-name="T1">)</text:span> упираюсь в факт использования влагалища в <text:span text:style-name="T1">качестве</text:span> капкана.</text:p>
      <text:p text:style-name="P3">Горьки твои плоды, цивилизация!</text:p>
      <text:p text:style-name="P3">Поиграйся титьками и — вали отсюда! <text:span text:style-name="T1">Вот ж</text:span>енишься — хоть ложкой хлебай.</text:p>
      <text:p text:style-name="P3">И кому какое дело до твоих самоугрызений, что не смог пробудить ответного пыла? </text:p>
      <text:p text:style-name="P3">Не смог — значит импотент.</text:p>
      <text:p text:style-name="P3">Конечно, для самоутверждения можно и к изнасилованию прибегнуть, но — не могу. </text:p>
      <text:p text:style-name="P3"><text:span text:style-name="T1">И что интересно </text:span>— само <text:span text:style-name="T1">лишь</text:span> начертание слова «rape» вызывает у меня эрекцию, а вот претворить этот термин в жизнь даже с той, что <text:s/>возлегла со мной <text:span text:style-name="T1">по собственной воле</text:span>, не могу.</text:p>
      <text:p text:style-name="P3">Она скажет «нет» и я начинаю укрощать свою целеустремлённость, чего бы мне это ни стоило.</text:p>
      <text:p text:style-name="P3">Всё потому, что люблю честные сделки. Ну, и <text:span text:style-name="T1">плюс к тому </text:span>родился слишком поздно — после происхождения семьи, частной собственности и государства...<text:span text:style-name="T7">)</text:span></text:p>
      <text:p text:style-name="P3"/>
      <text:p text:style-name="P6">Это теперь в Нежине городские автобусы останавливаются рядом с железнодорожным вокзалом, а тогда автомобильный мост над путями ещё не бы построен и к месту их остановки приходилось <text:span text:style-name="T9">идти</text:span> по высокому пешеходному.</text:p>
      <text:p text:style-name="P6">Потом <text:span text:style-name="T9">нужно было </text:span>долго дожидаться автобуса, штурмом втискиваться в него и <text:span text:style-name="T1">не менее </text:span>долго ехать до главной площади.</text:p>
      <text:p text:style-name="P6">От площади <text:span text:style-name="T1">уже пешком</text:span> спус<text:span text:style-name="T1">каеш</text:span>ься до моста через реку Остёр, на правом берегу которой <text:soft-page-break/>находится и общежитие, и учебные корпуса, и Графский парк с колоннами тёмны<text:span text:style-name="T9">х</text:span> старинных вязов, о<text:span text:style-name="T1">б</text:span>хва<text:span text:style-name="T9">ченный</text:span> длинной подков<text:span text:style-name="T9">ой</text:span> озера.</text:p>
      <text:p text:style-name="P6"/>
      <text:p text:style-name="P6">Однажды всю дорогу от вокзала до площади я уговаривал Якова Демьянко продать мне рубаху.</text:p>
      <text:p text:style-name="P6">Белая нарядная, в широкую жёлто-синюю клетку из тонких линий. <text:s/></text:p>
      <text:p text:style-name="P6">Яков привёз <text:span text:style-name="T1">эту рубаху</text:span> из Полтавы, <text:span text:style-name="T1">чтобы</text:span> фарцануть, то есть продать по договорной цене и в автобусе показал мне <text:span text:style-name="T1">её </text:span>из портфеля. </text:p>
      <text:p text:style-name="P6">Вот я и пристал, а он никак не соглашался, потому что на нём была такая же, а мы с ним с одного факультета. </text:p>
      <text:p text:style-name="P6">Нехорошо, если двое в одинаковом.</text:p>
      <text:p text:style-name="P6">Пришлось поклясться, что буду одевать её только с его разрешения, когда у него постирана, или ещё там что.</text:p>
      <text:p text:style-name="P6"/>
      <text:p text:style-name="P1"><text:span text:style-name="T2">(...м</text:span>ы жили в эпоху дефицита и <text:span text:style-name="T10">отлично </text:span>знали об этом.</text:p>
      <text:p text:style-name="P1">Меня не шокировало, что у однокурсницы, сидевшей рядом на общей лекции, прорехи в колготках заклеены изолентой. </text:p>
      <text:p text:style-name="P1">Всё равно <text:span text:style-name="T1">при ходьбе </text:span>из-под юбки не видно, а колготки итальянские...<text:span text:style-name="T2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2T16:03:35.885288594</meta:creation-date>
    <dc:date>2017-03-02T16:03:43.211936587</dc:date>
    <dc:creator>sehrguey </dc:creator>
    <meta:editing-duration>PT7S</meta:editing-duration>
    <meta:editing-cycles>1</meta:editing-cycles>
    <meta:document-statistic meta:table-count="0" meta:image-count="0" meta:object-count="0" meta:page-count="3" meta:paragraph-count="70" meta:word-count="1046" meta:character-count="6714" meta:non-whitespace-character-count="5695"/>
    <meta:generator>LibreOffice/4.3.3.2$Linux_x86 LibreOffice_project/430m0$Build-2</meta:generator>
  </office:meta>
</office:document-meta>
</file>